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1" svg:font-family="'Computer Modern'"/>
    <style:font-face style:name="HMXYas1" svg:font-family="HMXYas"/>
    <style:font-face style:name="Computer Modern" svg:font-family="'Computer Modern'" style:font-pitch="variable"/>
    <style:font-face style:name="HMXYas" svg:font-family="HMXYas" style:font-pitch="variable"/>
    <style:font-face style:name="Liberation Sans1" svg:font-family="'Liberation Sans'"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7cm" svg:stroke-color="#0000ff" draw:stroke-linejoin="round" svg:stroke-linecap="square" draw:fill="none" fo:padding-top="0.018cm" fo:padding-bottom="0.018cm" fo:padding-left="0.018cm" fo:padding-right="0.018cm"/>
    </style:style>
    <style:style style:name="gr3" style:family="graphic" style:parent-style-name="standard">
      <style:graphic-properties draw:stroke="dash" draw:stroke-dash="stroke-dash326" svg:stroke-width="0.037cm" svg:stroke-color="#008000" draw:stroke-linejoin="round" svg:stroke-linecap="butt" draw:fill="none" fo:padding-top="0.018cm" fo:padding-bottom="0.018cm" fo:padding-left="0.018cm" fo:padding-right="0.018cm"/>
    </style:style>
    <style:style style:name="gr4" style:family="graphic" style:parent-style-name="standard">
      <style:graphic-properties draw:stroke="none" draw:fill="none" draw:textarea-horizontal-align="left" draw:textarea-vertical-align="top" draw:auto-grow-height="true" draw:auto-grow-width="true" fo:min-height="0.352cm" fo:min-width="0.299cm" fo:padding-top="0cm" fo:padding-bottom="0cm" fo:padding-left="0cm" fo:padding-right="0cm"/>
    </style:style>
    <style:style style:name="gr5"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6" style:family="graphic" style:parent-style-name="standard">
      <style:graphic-properties draw:stroke="none" draw:fill="none" draw:textarea-horizontal-align="left" draw:textarea-vertical-align="middle" draw:auto-grow-height="true" draw:auto-grow-width="true" fo:min-height="0.886cm" fo:min-width="2.413cm" fo:padding-top="0cm" fo:padding-bottom="0cm" fo:padding-left="0cm" fo:padding-right="0cm"/>
    </style:style>
    <style:style style:name="gr7" style:family="graphic" style:parent-style-name="standard">
      <style:graphic-properties draw:stroke="solid" svg:stroke-width="0.037cm" svg:stroke-color="#000000" draw:stroke-linejoin="round" svg:stroke-linecap="butt" draw:fill="solid" draw:fill-color="#ffffff" fo:padding-top="0.018cm" fo:padding-bottom="0.018cm" fo:padding-left="0.018cm" fo:padding-right="0.018cm"/>
    </style:style>
    <style:style style:name="gr8" style:family="graphic" style:parent-style-name="standard">
      <style:graphic-properties draw:stroke="none" draw:fill="none" draw:textarea-horizontal-align="left" draw:textarea-vertical-align="top" draw:auto-grow-height="true" draw:auto-grow-width="true" fo:min-height="0.42cm" fo:min-width="0.72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cm" fo:min-width="0.35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293cm" fo:min-width="0.251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cm" fo:min-width="0.494cm" fo:padding-top="0cm" fo:padding-bottom="0cm" fo:padding-left="0cm" fo:padding-right="0cm"/>
    </style:style>
    <style:style style:name="gr12" style:family="graphic" style:parent-style-name="Object_20_with_20_no_20_fill_20_and_20_no_20_line">
      <style:graphic-properties draw:textarea-vertical-align="middle" draw:ole-draw-aspect="1" style:protect="size"/>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8.5pt" style:font-size-asian="8.5pt" style:font-size-complex="8.5pt"/>
    </style:style>
    <style:style style:name="P5" style:family="paragraph">
      <style:paragraph-properties fo:text-align="center" style:writing-mode="lr-tb"/>
    </style:style>
    <style:style style:name="P6" style:family="paragraph">
      <loext:graphic-properties draw:fill="none"/>
      <style:paragraph-properties fo:text-align="center" style:writing-mode="lr-tb"/>
      <style:text-properties style:font-name="HMXYas1" fo:font-size="11pt" style:font-size-asian="11pt" style:font-name-complex="HMXYas1" style:font-size-complex="11pt"/>
    </style:style>
    <style:style style:name="P7" style:family="paragraph">
      <loext:graphic-properties draw:fill="none"/>
      <style:text-properties fo:font-size="10.1999998092651pt" style:font-size-asian="10.1999998092651pt" style:font-size-complex="10.1999998092651pt"/>
    </style:style>
    <style:style style:name="P8" style:family="paragraph">
      <loext:graphic-properties draw:fill="none"/>
      <style:text-properties fo:font-size="7.09999990463257pt" style:font-size-asian="7.09999990463257pt" style:font-size-complex="7.09999990463257pt"/>
    </style:style>
    <style:style style:name="P9" style:family="paragraph">
      <style:paragraph-properties fo:text-align="center"/>
    </style:style>
    <style:style style:name="T1" style:family="text">
      <style:text-properties fo:color="#000000" style:font-name="Computer Modern1" fo:font-size="8.5pt" fo:font-style="italic" style:font-size-asian="8.5pt" style:font-name-complex="Computer Modern1" style:font-size-complex="8.5pt" style:font-style-complex="italic"/>
    </style:style>
    <style:style style:name="T2" style:family="text">
      <style:text-properties fo:color="#000000" style:font-name="HMXYas1" fo:font-size="11pt" style:font-size-asian="11pt" style:font-name-complex="HMXYas1" style:font-size-complex="11pt"/>
    </style:style>
    <style:style style:name="T3" style:family="text">
      <style:text-properties fo:color="#000000" style:font-name="Computer Modern1" fo:font-size="10.1999998092651pt" fo:font-style="italic" style:font-size-asian="10.1999998092651pt" style:font-name-complex="Computer Modern1" style:font-size-complex="10.1999998092651pt" style:font-style-complex="italic"/>
    </style:style>
    <style:style style:name="T4" style:family="text">
      <style:text-properties fo:color="#000000" style:font-name="Computer Modern1" fo:font-size="10.1999998092651pt" style:font-size-asian="10.1999998092651pt" style:font-name-complex="Computer Modern1" style:font-size-complex="10.1999998092651pt"/>
    </style:style>
    <style:style style:name="T5" style:family="text">
      <style:text-properties fo:color="#000000" style:font-name="Computer Modern1" fo:font-size="7.09999990463257pt" fo:font-style="italic" style:font-size-asian="7.09999990463257pt" style:font-name-complex="Computer Modern1" style:font-size-complex="7.09999990463257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583cm" svg:height="4.265cm" svg:x="0.952cm" svg:y="1.008cm" svg:viewBox="0 0 4584 4266" draw:points="0,4266 4584,4266 4584,0 0,0">
          <text:p/>
        </draw:polygon>
        <draw:polyline draw:style-name="gr2" draw:text-style-name="P2" draw:layer="layout" svg:width="4.583cm" svg:height="1.975cm" svg:x="0.952cm" svg:y="3.276cm" svg:viewBox="0 0 4584 1976" draw:points="0,1976 77,1958 142,1935 199,1906 252,1869 302,1824 352,1768 401,1699 453,1613 506,1506 564,1372 629,1198 709,958 911,344 966,210 1010,121 1049,64 1082,28 1111,8 1137,0 1162,1 1187,10 1213,29 1243,61 1276,110 1314,183 1360,287 1416,439 1495,679 1669,1212 1739,1396 1800,1534 1856,1641 1909,1724 1960,1790 2011,1842 2062,1882 2114,1912 2168,1934 2224,1948 2282,1954 2340,1951 2397,1940 2452,1921 2504,1894 2554,1859 2603,1814 2652,1758 2701,1688 2752,1600 2806,1490 2864,1352 2930,1173 3014,918 3193,372 3250,228 3296,133 3335,71 3369,32 3398,10 3425,1 3449,0 3474,8 3501,26 3530,56 3562,102 3600,171 3645,270 3699,414 3773,636 3973,1248 4041,1422 4101,1555 4157,1658 4210,1738 4262,1803 4313,1853 4366,1894 4421,1925 4482,1950 4550,1969 4584,1976">
          <text:p/>
        </draw:polyline>
        <draw:polyline draw:style-name="gr3" draw:text-style-name="P2" draw:layer="layout" svg:width="4.583cm" svg:height="1.053cm" svg:x="0.952cm" svg:y="4.011cm" svg:viewBox="0 0 4584 1054" draw:points="0,1054 152,1000 305,937 461,863 626,774 814,664 1076,502 1403,299 1568,207 1704,140 1826,89 1938,52 2044,25 2145,8 2244,0 2343,0 2441,8 2542,25 2645,51 2754,87 2870,135 2998,197 3145,277 3331,389 3957,774 4129,866 4289,941 4442,1004 4584,1054">
          <text:p/>
        </draw:polyline>
        <draw:frame draw:style-name="gr4" draw:text-style-name="P4" draw:layer="layout" svg:width="0.299cm" svg:height="0.352cm" svg:x="3.154cm" svg:y="5.391cm">
          <draw:text-box>
            <text:p text:style-name="P3"><text:span text:style-name="T1">x</text:span></text:p>
          </draw:text-box>
        </draw:frame>
        <draw:line draw:style-name="gr5" draw:text-style-name="P2" draw:layer="layout" svg:x1="0.952cm" svg:y1="1.008cm" svg:x2="5.535cm" svg:y2="1.008cm">
          <text:p/>
        </draw:line>
        <draw:line draw:style-name="gr5" draw:text-style-name="P2" draw:layer="layout" svg:x1="5.535cm" svg:y1="5.273cm" svg:x2="5.535cm" svg:y2="1.008cm">
          <text:p/>
        </draw:line>
        <draw:line draw:style-name="gr5" draw:text-style-name="P2" draw:layer="layout" svg:x1="0.952cm" svg:y1="5.273cm" svg:x2="5.535cm" svg:y2="5.273cm">
          <text:p/>
        </draw:line>
        <draw:line draw:style-name="gr5" draw:text-style-name="P2" draw:layer="layout" svg:x1="0.952cm" svg:y1="5.273cm" svg:x2="0.952cm" svg:y2="1.008cm">
          <text:p/>
        </draw:line>
        <draw:frame draw:style-name="gr6" draw:text-style-name="P6" draw:layer="layout" svg:width="2.413cm" svg:height="0.886cm" draw:transform="rotate (1.5707963267949) translate (0cm 4.267cm)">
          <draw:text-box>
            <text:p text:style-name="P5"><text:span text:style-name="T2">توزیع احتمال</text:span></text:p>
          </draw:text-box>
        </draw:frame>
        <draw:polygon draw:style-name="gr7" draw:text-style-name="P1" draw:layer="layout" svg:width="2.155cm" svg:height="1.187cm" svg:x="3.2cm" svg:y="1.188cm" svg:viewBox="0 0 2156 1188" draw:points="0,1188 2156,1188 2156,0 0,0">
          <text:p/>
        </draw:polygon>
        <draw:line draw:style-name="gr2" draw:text-style-name="P2" draw:layer="layout" svg:x1="3.453cm" svg:y1="1.476cm" svg:x2="3.958cm" svg:y2="1.476cm">
          <text:p/>
        </draw:line>
        <draw:line draw:style-name="gr3" draw:text-style-name="P2" draw:layer="layout" svg:x1="3.453cm" svg:y1="2.015cm" svg:x2="3.958cm" svg:y2="2.015cm">
          <text:p/>
        </draw:line>
        <draw:frame draw:style-name="gr8" draw:text-style-name="P7" draw:layer="layout" svg:width="0.723cm" svg:height="0.42cm" svg:x="4.356cm" svg:y="1.269cm">
          <draw:text-box>
            <text:p text:style-name="P3"><text:span text:style-name="T3">p</text:span><text:span text:style-name="T4">(</text:span><text:span text:style-name="T3">x</text:span><text:span text:style-name="T4">)</text:span></text:p>
          </draw:text-box>
        </draw:frame>
        <draw:frame draw:style-name="gr9" draw:text-style-name="P7" draw:layer="layout" svg:width="0.359cm" svg:height="0.42cm" svg:x="4.356cm" svg:y="1.809cm">
          <draw:text-box>
            <text:p text:style-name="P3"><text:span text:style-name="T3">q</text:span></text:p>
          </draw:text-box>
        </draw:frame>
        <draw:frame draw:style-name="gr10" draw:text-style-name="P8" draw:layer="layout" svg:width="0.251cm" svg:height="0.293cm" svg:x="4.534cm" svg:y="1.756cm">
          <draw:text-box>
            <text:p text:style-name="P3"><text:span text:style-name="T5">*</text:span></text:p>
          </draw:text-box>
        </draw:frame>
        <draw:frame draw:style-name="gr11" draw:text-style-name="P7" draw:layer="layout" svg:width="0.494cm" svg:height="0.42cm" svg:x="4.714cm" svg:y="1.809cm">
          <draw:text-box>
            <text:p text:style-name="P3"><text:span text:style-name="T4">(</text:span><text:span text:style-name="T3">x</text:span><text:span text:style-name="T4">)</text:span></text:p>
          </draw:text-box>
        </draw:frame>
        <draw:frame draw:style-name="gr12" draw:text-style-name="P9" draw:layer="layout" svg:width="4.187cm" svg:height="0.588cm" svg:x="1.127cm" svg:y="0.138cm">
          <loext:p/>
          <draw:object xlink:href="./Object 1" xlink:type="simple" xlink:show="embed" xlink:actuate="onLoad"/>
          <draw:image xlink:href="./ObjectReplacements/Object 1"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1" svg:font-family="'Computer Modern'"/>
    <style:font-face style:name="HMXYas1" svg:font-family="HMXYas"/>
    <style:font-face style:name="Computer Modern" svg:font-family="'Computer Modern'" style:font-pitch="variable"/>
    <style:font-face style:name="HMXYas" svg:font-family="HMXYas" style:font-pitch="variable"/>
    <style:font-face style:name="Liberation Sans1" svg:font-family="'Liberation Sans'"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draw:marker draw:name="Arrow" svg:viewBox="0 0 20 30" svg:d="M10 0l-10 30h20z"/>
    <draw:stroke-dash draw:name="stroke-dash326" draw:style="rect" draw:dots1="1" draw:dots1-length="0.225cm" draw:distance="0.225cm"/>
    <style:default-style style:family="graphic">
      <style:graphic-properties svg:stroke-color="#3465a4" draw:fill-color="#729fcf" fo:wrap-option="no-wrap"/>
      <style:paragraph-properties fo:text-align="start"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xx" style:country-asian="none" style:font-name-complex="Tahoma"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842cm" fo:page-height="5.8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0T12:48:07.645826805</meta:creation-date>
    <dc:date>2018-12-31T20:24:11.000136990</dc:date>
    <meta:editing-duration>PT9M33S</meta:editing-duration>
    <meta:editing-cycles>5</meta:editing-cycles>
    <meta:generator>LibreOffice/5.1.6.2$Linux_X86_64 LibreOffice_project/10m0$Build-2</meta:generator>
    <meta:document-statistic meta:object-count="17"/>
  </office:meta>
</office:document-meta>
</file>

<file path=Object 1/content.xml><?xml version="1.0" encoding="utf-8"?>
<math xmlns="http://www.w3.org/1998/Math/MathML" display="block">
  <semantics>
    <mrow>
      <mrow>
        <msup>
          <mi>q</mi>
          <mi>＊</mi>
        </msup>
        <mo stretchy="false">=</mo>
        <msub>
          <mi mathvariant="italic">argmin</mi>
          <mi>q</mi>
        </msub>
      </mrow>
      <msub>
        <mi>D</mi>
        <mi mathvariant="italic">KL</mi>
      </msub>
      <mrow>
        <mo fence="true" stretchy="false">(</mo>
        <mrow>
          <mrow>
            <mi>p</mi>
            <mo stretchy="false">∥</mo>
            <mi>q</mi>
          </mrow>
        </mrow>
        <mo fence="true" stretchy="false">)</mo>
      </mrow>
    </mrow>
    <annotation encoding="StarMath 5.0">q^{＊} = argmin_q D_{KL} ( p parallel q )</annotation>
  </semantics>
</math>
</file>